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zadanie5" table:style-name="ta1">
        <table:shapes>
          <draw:frame draw:z-index="0" draw:style-name="gr1" draw:text-style-name="P1" svg:width="159.99mm" svg:height="89.99mm" svg:x="60.33mm" svg:y="5.78mm">
            <loext:p draw:notify-on-update-of-ranges="zadanie5.A1:zadanie5.A1000 zadanie5.B1:zadanie5.B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4444" calcext:value-type="float">
            <text:p>0,4444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75" calcext:value-type="float">
            <text:p>0,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67347" calcext:value-type="float">
            <text:p>0,3673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4375" calcext:value-type="float">
            <text:p>0,343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45679" calcext:value-type="float">
            <text:p>0,3456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47107" calcext:value-type="float">
            <text:p>0,3471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19444" calcext:value-type="float">
            <text:p>0,3194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43195" calcext:value-type="float">
            <text:p>0,3431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26531" calcext:value-type="float">
            <text:p>0,3265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125" calcext:value-type="float">
            <text:p>0,31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3218" calcext:value-type="float">
            <text:p>0,332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14815" calcext:value-type="float">
            <text:p>0,3148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3241" calcext:value-type="float">
            <text:p>0,332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1746" calcext:value-type="float">
            <text:p>0,317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09917" calcext:value-type="float">
            <text:p>0,3099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25142" calcext:value-type="float">
            <text:p>0,3251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125" calcext:value-type="float">
            <text:p>0,31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13609" calcext:value-type="float">
            <text:p>0,31360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15501" calcext:value-type="float">
            <text:p>0,3155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08673" calcext:value-type="float">
            <text:p>0,3086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21046" calcext:value-type="float">
            <text:p>0,3210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08889" calcext:value-type="float">
            <text:p>0,3088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20499" calcext:value-type="float">
            <text:p>0,3204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16406" calcext:value-type="float">
            <text:p>0,3164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15886" calcext:value-type="float">
            <text:p>0,3158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11419" calcext:value-type="float">
            <text:p>0,3114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13469" calcext:value-type="float">
            <text:p>0,3134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05556" calcext:value-type="float">
            <text:p>0,3055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15559" calcext:value-type="float">
            <text:p>0,3155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11634" calcext:value-type="float">
            <text:p>0,3116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11637" calcext:value-type="float">
            <text:p>0,3116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0625" calcext:value-type="float">
            <text:p>0,306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15289" calcext:value-type="float">
            <text:p>0,3152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07256" calcext:value-type="float">
            <text:p>0,3072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15846" calcext:value-type="float">
            <text:p>0,3158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11983" calcext:value-type="float">
            <text:p>0,31198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10123" calcext:value-type="float">
            <text:p>0,3101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07183" calcext:value-type="float">
            <text:p>0,3071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15075" calcext:value-type="float">
            <text:p>0,3150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09028" calcext:value-type="float">
            <text:p>0,3090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4036" calcext:value-type="float">
            <text:p>0,3140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096" calcext:value-type="float">
            <text:p>0,30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09881" calcext:value-type="float">
            <text:p>0,3098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06953" calcext:value-type="float">
            <text:p>0,3069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13991" calcext:value-type="float">
            <text:p>0,31399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08642" calcext:value-type="float">
            <text:p>0,3086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10744" calcext:value-type="float">
            <text:p>0,3107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07398" calcext:value-type="float">
            <text:p>0,3073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07787" calcext:value-type="float">
            <text:p>0,30778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05589" calcext:value-type="float">
            <text:p>0,30558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11979" calcext:value-type="float">
            <text:p>0,3119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06111" calcext:value-type="float">
            <text:p>0,3061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12282" calcext:value-type="float">
            <text:p>0,31228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10094" calcext:value-type="float">
            <text:p>0,31009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09398" calcext:value-type="float">
            <text:p>0,3093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07617" calcext:value-type="float">
            <text:p>0,3076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09586" calcext:value-type="float">
            <text:p>0,3095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04867" calcext:value-type="float">
            <text:p>0,3048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10537" calcext:value-type="float">
            <text:p>0,3105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08391" calcext:value-type="float">
            <text:p>0,30839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08759" calcext:value-type="float">
            <text:p>0,3087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04898" calcext:value-type="float">
            <text:p>0,30489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10256" calcext:value-type="float">
            <text:p>0,31025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06327" calcext:value-type="float">
            <text:p>0,3063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11503" calcext:value-type="float">
            <text:p>0,31150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09715" calcext:value-type="float">
            <text:p>0,3097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08622" calcext:value-type="float">
            <text:p>0,3086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06787" calcext:value-type="float">
            <text:p>0,30678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0899" calcext:value-type="float">
            <text:p>0,3089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05062" calcext:value-type="float">
            <text:p>0,30506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09886" calcext:value-type="float">
            <text:p>0,3098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07188" calcext:value-type="float">
            <text:p>0,30718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0788" calcext:value-type="float">
            <text:p>0,307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06365" calcext:value-type="float">
            <text:p>0,30636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1093" calcext:value-type="float">
            <text:p>0,3109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06973" calcext:value-type="float">
            <text:p>0,3069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08651" calcext:value-type="float">
            <text:p>0,30865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07193" calcext:value-type="float">
            <text:p>0,30719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0757" calcext:value-type="float">
            <text:p>0,3075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05785" calcext:value-type="float">
            <text:p>0,3057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10062" calcext:value-type="float">
            <text:p>0,3100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06173" calcext:value-type="float">
            <text:p>0,30617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08175" calcext:value-type="float">
            <text:p>0,30817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06711" calcext:value-type="float">
            <text:p>0,3067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07088" calcext:value-type="float">
            <text:p>0,30708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05794" calcext:value-type="float">
            <text:p>0,3057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07368" calcext:value-type="float">
            <text:p>0,3073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0447" calcext:value-type="float">
            <text:p>0,304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08428" calcext:value-type="float">
            <text:p>0,3084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06539" calcext:value-type="float">
            <text:p>0,30653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06499" calcext:value-type="float">
            <text:p>0,3064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044" calcext:value-type="float">
            <text:p>0,304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08205" calcext:value-type="float">
            <text:p>0,3082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05267" calcext:value-type="float">
            <text:p>0,30526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08983" calcext:value-type="float">
            <text:p>0,30898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07507" calcext:value-type="float">
            <text:p>0,3075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06032" calcext:value-type="float">
            <text:p>0,30603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04913" calcext:value-type="float">
            <text:p>0,30491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08499" calcext:value-type="float">
            <text:p>0,30849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05898" calcext:value-type="float">
            <text:p>0,30589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09402" calcext:value-type="float">
            <text:p>0,3094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07107" calcext:value-type="float">
            <text:p>0,30710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07443" calcext:value-type="float">
            <text:p>0,30744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05804" calcext:value-type="float">
            <text:p>0,30580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09186" calcext:value-type="float">
            <text:p>0,30918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06556" calcext:value-type="float">
            <text:p>0,30655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07902" calcext:value-type="float">
            <text:p>0,30790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06778" calcext:value-type="float">
            <text:p>0,30677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06816" calcext:value-type="float">
            <text:p>0,30681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05803" calcext:value-type="float">
            <text:p>0,30580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07464" calcext:value-type="float">
            <text:p>0,3074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04583" calcext:value-type="float">
            <text:p>0,30458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07083" calcext:value-type="float">
            <text:p>0,30708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06101" calcext:value-type="float">
            <text:p>0,30610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06431" calcext:value-type="float">
            <text:p>0,30643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05411" calcext:value-type="float">
            <text:p>0,30541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06944" calcext:value-type="float">
            <text:p>0,30694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04359" calcext:value-type="float">
            <text:p>0,3043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07397" calcext:value-type="float">
            <text:p>0,3073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06519" calcext:value-type="float">
            <text:p>0,30651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06833" calcext:value-type="float">
            <text:p>0,3068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0497" calcext:value-type="float">
            <text:p>0,3049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07907" calcext:value-type="float">
            <text:p>0,30790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05556" calcext:value-type="float">
            <text:p>0,30555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07083" calcext:value-type="float">
            <text:p>0,30708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06193" calcext:value-type="float">
            <text:p>0,30619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05624" calcext:value-type="float">
            <text:p>0,30562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04606" calcext:value-type="float">
            <text:p>0,30460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07422" calcext:value-type="float">
            <text:p>0,30742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05293" calcext:value-type="float">
            <text:p>0,30529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8059" calcext:value-type="float">
            <text:p>0,30805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06122" calcext:value-type="float">
            <text:p>0,30612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06423" calcext:value-type="float">
            <text:p>0,30642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05594" calcext:value-type="float">
            <text:p>0,30559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07203" calcext:value-type="float">
            <text:p>0,30720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05266" calcext:value-type="float">
            <text:p>0,30526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06397" calcext:value-type="float">
            <text:p>0,30639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05592" calcext:value-type="float">
            <text:p>0,30559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05336" calcext:value-type="float">
            <text:p>0,30533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04511" calcext:value-type="float">
            <text:p>0,30451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07103" calcext:value-type="float">
            <text:p>0,3071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048" calcext:value-type="float">
            <text:p>0,30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07355" calcext:value-type="float">
            <text:p>0,30735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0644" calcext:value-type="float">
            <text:p>0,3064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306549" calcext:value-type="float">
            <text:p>0,30654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30511" calcext:value-type="float">
            <text:p>0,3051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306181" calcext:value-type="float">
            <text:p>0,30618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304241" calcext:value-type="float">
            <text:p>0,30424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306706" calcext:value-type="float">
            <text:p>0,3067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305961" calcext:value-type="float">
            <text:p>0,30596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306238" calcext:value-type="float">
            <text:p>0,30623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304922" calcext:value-type="float">
            <text:p>0,30492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306238" calcext:value-type="float">
            <text:p>0,30623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304527" calcext:value-type="float">
            <text:p>0,30452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306899" calcext:value-type="float">
            <text:p>0,30689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306142" calcext:value-type="float">
            <text:p>0,30614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305381" calcext:value-type="float">
            <text:p>0,30538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304689" calcext:value-type="float">
            <text:p>0,30468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07003" calcext:value-type="float">
            <text:p>0,30700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0506" calcext:value-type="float">
            <text:p>0,3050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06922" calcext:value-type="float">
            <text:p>0,30692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05536" calcext:value-type="float">
            <text:p>0,30553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305667" calcext:value-type="float">
            <text:p>0,30566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304962" calcext:value-type="float">
            <text:p>0,30496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07194" calcext:value-type="float">
            <text:p>0,30719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305523" calcext:value-type="float">
            <text:p>0,30552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305959" calcext:value-type="float">
            <text:p>0,30595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305075" calcext:value-type="float">
            <text:p>0,30507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30534" calcext:value-type="float">
            <text:p>0,3053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304696" calcext:value-type="float">
            <text:p>0,30469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306857" calcext:value-type="float">
            <text:p>0,30685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304938" calcext:value-type="float">
            <text:p>0,3049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307072" calcext:value-type="float">
            <text:p>0,30707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305881" calcext:value-type="float">
            <text:p>0,30588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30613" calcext:value-type="float">
            <text:p>0,3061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305411" calcext:value-type="float">
            <text:p>0,30541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306326" calcext:value-type="float">
            <text:p>0,30632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304775" calcext:value-type="float">
            <text:p>0,30477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3061" calcext:value-type="float">
            <text:p>0,306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305455" calcext:value-type="float">
            <text:p>0,30545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305255" calcext:value-type="float">
            <text:p>0,30525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04044" calcext:value-type="float">
            <text:p>0,30404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306077" calcext:value-type="float">
            <text:p>0,30607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304633" calcext:value-type="float">
            <text:p>0,30463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06639" calcext:value-type="float">
            <text:p>0,30663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06037" calcext:value-type="float">
            <text:p>0,30603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05431" calcext:value-type="float">
            <text:p>0,30543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304509" calcext:value-type="float">
            <text:p>0,30450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306475" calcext:value-type="float">
            <text:p>0,30647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304918" calcext:value-type="float">
            <text:p>0,3049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306861" calcext:value-type="float">
            <text:p>0,3068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058" calcext:value-type="float">
            <text:p>0,305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06032" calcext:value-type="float">
            <text:p>0,30603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30546" calcext:value-type="float">
            <text:p>0,3054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306535" calcext:value-type="float">
            <text:p>0,30653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305075" calcext:value-type="float">
            <text:p>0,30507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305913" calcext:value-type="float">
            <text:p>0,3059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305354" calcext:value-type="float">
            <text:p>0,30535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305491" calcext:value-type="float">
            <text:p>0,30549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30478" calcext:value-type="float">
            <text:p>0,3047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305991" calcext:value-type="float">
            <text:p>0,30599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304172" calcext:value-type="float">
            <text:p>0,30417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306013" calcext:value-type="float">
            <text:p>0,3060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305447" calcext:value-type="float">
            <text:p>0,30544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305671" calcext:value-type="float">
            <text:p>0,30567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305136" calcext:value-type="float">
            <text:p>0,30513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305938" calcext:value-type="float">
            <text:p>0,30593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04655" calcext:value-type="float">
            <text:p>0,30465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05676" calcext:value-type="float">
            <text:p>0,30567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05151" calcext:value-type="float">
            <text:p>0,30515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05373" calcext:value-type="float">
            <text:p>0,30537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304256" calcext:value-type="float">
            <text:p>0,30425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30544" calcext:value-type="float">
            <text:p>0,3054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304156" calcext:value-type="float">
            <text:p>0,30415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305898" calcext:value-type="float">
            <text:p>0,30589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305086" calcext:value-type="float">
            <text:p>0,30508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304751" calcext:value-type="float">
            <text:p>0,30475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304252" calcext:value-type="float">
            <text:p>0,30425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305964" calcext:value-type="float">
            <text:p>0,30596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304671" calcext:value-type="float">
            <text:p>0,30467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306363" calcext:value-type="float">
            <text:p>0,30636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305369" calcext:value-type="float">
            <text:p>0,30536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304979" calcext:value-type="float">
            <text:p>0,30497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304437" calcext:value-type="float">
            <text:p>0,30443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306103" calcext:value-type="float">
            <text:p>0,30610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304807" calcext:value-type="float">
            <text:p>0,30480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30555" calcext:value-type="float">
            <text:p>0,305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305049" calcext:value-type="float">
            <text:p>0,30504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305257" calcext:value-type="float">
            <text:p>0,30525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304392" calcext:value-type="float">
            <text:p>0,30439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06017" calcext:value-type="float">
            <text:p>0,3060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04583" calcext:value-type="float">
            <text:p>0,30458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06193" calcext:value-type="float">
            <text:p>0,30619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05546" calcext:value-type="float">
            <text:p>0,30554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30578" calcext:value-type="float">
            <text:p>0,3057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05294" calcext:value-type="float">
            <text:p>0,30529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305606" calcext:value-type="float">
            <text:p>0,30560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304448" calcext:value-type="float">
            <text:p>0,30444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305529" calcext:value-type="float">
            <text:p>0,30552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305021" calcext:value-type="float">
            <text:p>0,30502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305221" calcext:value-type="float">
            <text:p>0,3052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04384" calcext:value-type="float">
            <text:p>0,30438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305932" calcext:value-type="float">
            <text:p>0,30593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304642" calcext:value-type="float">
            <text:p>0,30464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305676" calcext:value-type="float">
            <text:p>0,30567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305227" calcext:value-type="float">
            <text:p>0,30522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304806" calcext:value-type="float">
            <text:p>0,3048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04382" calcext:value-type="float">
            <text:p>0,30438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305894" calcext:value-type="float">
            <text:p>0,30589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304789" calcext:value-type="float">
            <text:p>0,30478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30566" calcext:value-type="float">
            <text:p>0,3056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304734" calcext:value-type="float">
            <text:p>0,30473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304869" calcext:value-type="float">
            <text:p>0,30486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0444" calcext:value-type="float">
            <text:p>0,3044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05917" calcext:value-type="float">
            <text:p>0,30591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304752" calcext:value-type="float">
            <text:p>0,30475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305418" calcext:value-type="float">
            <text:p>0,30541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304653" calcext:value-type="float">
            <text:p>0,30465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304844" calcext:value-type="float">
            <text:p>0,30484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304411" calcext:value-type="float">
            <text:p>0,30441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305855" calcext:value-type="float">
            <text:p>0,30585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304582" calcext:value-type="float">
            <text:p>0,30458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306014" calcext:value-type="float">
            <text:p>0,30601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305498" calcext:value-type="float">
            <text:p>0,30549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305197" calcext:value-type="float">
            <text:p>0,30519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304784" calcext:value-type="float">
            <text:p>0,30478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305217" calcext:value-type="float">
            <text:p>0,30521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304164" calcext:value-type="float">
            <text:p>0,30416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305569" calcext:value-type="float">
            <text:p>0,30556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30516" calcext:value-type="float">
            <text:p>0,3051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305289" calcext:value-type="float">
            <text:p>0,30528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304337" calcext:value-type="float">
            <text:p>0,30433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305721" calcext:value-type="float">
            <text:p>0,30572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304713" calcext:value-type="float">
            <text:p>0,30471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306084" calcext:value-type="float">
            <text:p>0,30608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305669" calcext:value-type="float">
            <text:p>0,30566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3053" calcext:value-type="float">
            <text:p>0,305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04636" calcext:value-type="float">
            <text:p>0,30463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0543" calcext:value-type="float">
            <text:p>0,3054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0447" calcext:value-type="float">
            <text:p>0,3044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305624" calcext:value-type="float">
            <text:p>0,30562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304851" calcext:value-type="float">
            <text:p>0,30485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305027" calcext:value-type="float">
            <text:p>0,30502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30463" calcext:value-type="float">
            <text:p>0,3046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305956" calcext:value-type="float">
            <text:p>0,30595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30485" calcext:value-type="float">
            <text:p>0,3048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305452" calcext:value-type="float">
            <text:p>0,30545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305036" calcext:value-type="float">
            <text:p>0,30503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305026" calcext:value-type="float">
            <text:p>0,30502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304648" calcext:value-type="float">
            <text:p>0,30464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305567" calcext:value-type="float">
            <text:p>0,3055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04422" calcext:value-type="float">
            <text:p>0,30442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305184" calcext:value-type="float">
            <text:p>0,30518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304811" calcext:value-type="float">
            <text:p>0,30481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304981" calcext:value-type="float">
            <text:p>0,30498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304536" calcext:value-type="float">
            <text:p>0,30453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305122" calcext:value-type="float">
            <text:p>0,30512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304157" calcext:value-type="float">
            <text:p>0,30415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305425" calcext:value-type="float">
            <text:p>0,30542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30471" calcext:value-type="float">
            <text:p>0,3047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304877" calcext:value-type="float">
            <text:p>0,30487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304162" calcext:value-type="float">
            <text:p>0,30416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305415" calcext:value-type="float">
            <text:p>0,30541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304446" calcext:value-type="float">
            <text:p>0,30444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305689" calcext:value-type="float">
            <text:p>0,30568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305327" calcext:value-type="float">
            <text:p>0,30532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304843" calcext:value-type="float">
            <text:p>0,30484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304478" calcext:value-type="float">
            <text:p>0,30447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305705" calcext:value-type="float">
            <text:p>0,30570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304814" calcext:value-type="float">
            <text:p>0,30481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305657" calcext:value-type="float">
            <text:p>0,30565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305" calcext:value-type="float">
            <text:p>0,30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30516" calcext:value-type="float">
            <text:p>0,3051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304541" calcext:value-type="float">
            <text:p>0,30454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305418" calcext:value-type="float">
            <text:p>0,30541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304565" calcext:value-type="float">
            <text:p>0,30456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304966" calcext:value-type="float">
            <text:p>0,30496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304622" calcext:value-type="float">
            <text:p>0,30462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304782" calcext:value-type="float">
            <text:p>0,30478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304413" calcext:value-type="float">
            <text:p>0,30441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305115" calcext:value-type="float">
            <text:p>0,30511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304004" calcext:value-type="float">
            <text:p>0,30400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305182" calcext:value-type="float">
            <text:p>0,30518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304834" calcext:value-type="float">
            <text:p>0,30483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304954" calcext:value-type="float">
            <text:p>0,30495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304618" calcext:value-type="float">
            <text:p>0,3046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305155" calcext:value-type="float">
            <text:p>0,30515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304191" calcext:value-type="float">
            <text:p>0,30419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305347" calcext:value-type="float">
            <text:p>0,30534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304909" calcext:value-type="float">
            <text:p>0,30490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305062" calcext:value-type="float">
            <text:p>0,30506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304377" calcext:value-type="float">
            <text:p>0,30437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305175" calcext:value-type="float">
            <text:p>0,30517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304316" calcext:value-type="float">
            <text:p>0,30431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305043" calcext:value-type="float">
            <text:p>0,30504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304692" calcext:value-type="float">
            <text:p>0,30469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304407" calcext:value-type="float">
            <text:p>0,30440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304086" calcext:value-type="float">
            <text:p>0,30408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30521" calcext:value-type="float">
            <text:p>0,3052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304383" calcext:value-type="float">
            <text:p>0,30438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305498" calcext:value-type="float">
            <text:p>0,30549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304735" calcext:value-type="float">
            <text:p>0,30473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304754" calcext:value-type="float">
            <text:p>0,30475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304316" calcext:value-type="float">
            <text:p>0,30431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305419" calcext:value-type="float">
            <text:p>0,30541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304622" calcext:value-type="float">
            <text:p>0,30462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30513" calcext:value-type="float">
            <text:p>0,3051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304807" calcext:value-type="float">
            <text:p>0,30480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304608" calcext:value-type="float">
            <text:p>0,30460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304298" calcext:value-type="float">
            <text:p>0,30429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305382" calcext:value-type="float">
            <text:p>0,30538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304429" calcext:value-type="float">
            <text:p>0,30442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305369" calcext:value-type="float">
            <text:p>0,30536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305058" calcext:value-type="float">
            <text:p>0,30505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305049" calcext:value-type="float">
            <text:p>0,30504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304462" calcext:value-type="float">
            <text:p>0,30446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304958" calcext:value-type="float">
            <text:p>0,30495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304189" calcext:value-type="float">
            <text:p>0,30418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305251" calcext:value-type="float">
            <text:p>0,30525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304894" calcext:value-type="float">
            <text:p>0,30489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305007" calcext:value-type="float">
            <text:p>0,30500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304412" calcext:value-type="float">
            <text:p>0,30441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30504" calcext:value-type="float">
            <text:p>0,3050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304269" calcext:value-type="float">
            <text:p>0,30426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305314" calcext:value-type="float">
            <text:p>0,30531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304827" calcext:value-type="float">
            <text:p>0,30482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304626" calcext:value-type="float">
            <text:p>0,30462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304309" calcext:value-type="float">
            <text:p>0,30430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305061" calcext:value-type="float">
            <text:p>0,30506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304205" calcext:value-type="float">
            <text:p>0,30420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305233" calcext:value-type="float">
            <text:p>0,30523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304626" calcext:value-type="float">
            <text:p>0,30462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304765" calcext:value-type="float">
            <text:p>0,30476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304474" calcext:value-type="float">
            <text:p>0,30447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30549" calcext:value-type="float">
            <text:p>0,3054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304769" calcext:value-type="float">
            <text:p>0,30476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304807" calcext:value-type="float">
            <text:p>0,30480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304518" calcext:value-type="float">
            <text:p>0,30451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304629" calcext:value-type="float">
            <text:p>0,30462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304336" calcext:value-type="float">
            <text:p>0,30433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305338" calcext:value-type="float">
            <text:p>0,30533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304405" calcext:value-type="float">
            <text:p>0,30440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305152" calcext:value-type="float">
            <text:p>0,30515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304691" calcext:value-type="float">
            <text:p>0,30469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304826" calcext:value-type="float">
            <text:p>0,30482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304543" calcext:value-type="float">
            <text:p>0,30454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305002" calcext:value-type="float">
            <text:p>0,30500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304229" calcext:value-type="float">
            <text:p>0,30422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305211" calcext:value-type="float">
            <text:p>0,30521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304929" calcext:value-type="float">
            <text:p>0,30492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304759" calcext:value-type="float">
            <text:p>0,3047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04237" calcext:value-type="float">
            <text:p>0,30423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30521" calcext:value-type="float">
            <text:p>0,3052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30451" calcext:value-type="float">
            <text:p>0,3045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305217" calcext:value-type="float">
            <text:p>0,30521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304933" calcext:value-type="float">
            <text:p>0,30493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304746" calcext:value-type="float">
            <text:p>0,30474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304266" calcext:value-type="float">
            <text:p>0,30426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304946" calcext:value-type="float">
            <text:p>0,30494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304222" calcext:value-type="float">
            <text:p>0,30422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305175" calcext:value-type="float">
            <text:p>0,30517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30464" calcext:value-type="float">
            <text:p>0,3046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30477" calcext:value-type="float">
            <text:p>0,3047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304494" calcext:value-type="float">
            <text:p>0,30449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305061" calcext:value-type="float">
            <text:p>0,30506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304359" calcext:value-type="float">
            <text:p>0,30435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304799" calcext:value-type="float">
            <text:p>0,30479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304445" calcext:value-type="float">
            <text:p>0,30444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304574" calcext:value-type="float">
            <text:p>0,30457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304148" calcext:value-type="float">
            <text:p>0,30414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305079" calcext:value-type="float">
            <text:p>0,30507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304172" calcext:value-type="float">
            <text:p>0,30417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305099" calcext:value-type="float">
            <text:p>0,30509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304834" calcext:value-type="float">
            <text:p>0,30483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304937" calcext:value-type="float">
            <text:p>0,30493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304657" calcext:value-type="float">
            <text:p>0,30465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304997" calcext:value-type="float">
            <text:p>0,30499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304338" calcext:value-type="float">
            <text:p>0,30433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304888" calcext:value-type="float">
            <text:p>0,30488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304623" calcext:value-type="float">
            <text:p>0,30462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304508" calcext:value-type="float">
            <text:p>0,30450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304002" calcext:value-type="float">
            <text:p>0,30400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304908" calcext:value-type="float">
            <text:p>0,30490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30427" calcext:value-type="float">
            <text:p>0,3042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30517" calcext:value-type="float">
            <text:p>0,3051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304721" calcext:value-type="float">
            <text:p>0,30472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304505" calcext:value-type="float">
            <text:p>0,30450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304246" calcext:value-type="float">
            <text:p>0,30424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304929" calcext:value-type="float">
            <text:p>0,30492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304289" calcext:value-type="float">
            <text:p>0,30428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305177" calcext:value-type="float">
            <text:p>0,30517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304618" calcext:value-type="float">
            <text:p>0,30461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304534" calcext:value-type="float">
            <text:p>0,30453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30414" calcext:value-type="float">
            <text:p>0,3041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305021" calcext:value-type="float">
            <text:p>0,30502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304379" calcext:value-type="float">
            <text:p>0,30437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30479" calcext:value-type="float">
            <text:p>0,3047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304541" calcext:value-type="float">
            <text:p>0,30454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304661" calcext:value-type="float">
            <text:p>0,30466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304259" calcext:value-type="float">
            <text:p>0,30425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305127" calcext:value-type="float">
            <text:p>0,30512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304365" calcext:value-type="float">
            <text:p>0,30436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304984" calcext:value-type="float">
            <text:p>0,30498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304732" calcext:value-type="float">
            <text:p>0,30473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30485" calcext:value-type="float">
            <text:p>0,3048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304605" calcext:value-type="float">
            <text:p>0,30460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304659" calcext:value-type="float">
            <text:p>0,30465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304017" calcext:value-type="float">
            <text:p>0,30401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304871" calcext:value-type="float">
            <text:p>0,30487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304628" calcext:value-type="float">
            <text:p>0,30462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304669" calcext:value-type="float">
            <text:p>0,30466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304178" calcext:value-type="float">
            <text:p>0,30417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305024" calcext:value-type="float">
            <text:p>0,30502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304267" calcext:value-type="float">
            <text:p>0,30426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305109" calcext:value-type="float">
            <text:p>0,30510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304836" calcext:value-type="float">
            <text:p>0,30483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304636" calcext:value-type="float">
            <text:p>0,30463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304399" calcext:value-type="float">
            <text:p>0,30439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305233" calcext:value-type="float">
            <text:p>0,30523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304588" calcext:value-type="float">
            <text:p>0,30458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30509" calcext:value-type="float">
            <text:p>0,3050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304627" calcext:value-type="float">
            <text:p>0,30462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304741" calcext:value-type="float">
            <text:p>0,30474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304492" calcext:value-type="float">
            <text:p>0,30449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305083" calcext:value-type="float">
            <text:p>0,30508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304492" calcext:value-type="float">
            <text:p>0,30449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304807" calcext:value-type="float">
            <text:p>0,30480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304375" calcext:value-type="float">
            <text:p>0,30437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304471" calcext:value-type="float">
            <text:p>0,30447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30424" calcext:value-type="float">
            <text:p>0,3042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305054" calcext:value-type="float">
            <text:p>0,30505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30434" calcext:value-type="float">
            <text:p>0,3043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304943" calcext:value-type="float">
            <text:p>0,30494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304712" calcext:value-type="float">
            <text:p>0,30471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304584" calcext:value-type="float">
            <text:p>0,30458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304265" calcext:value-type="float">
            <text:p>0,30426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304644" calcext:value-type="float">
            <text:p>0,30464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304078" calcext:value-type="float">
            <text:p>0,30407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30488" calcext:value-type="float">
            <text:p>0,3048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304639" calcext:value-type="float">
            <text:p>0,30463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304749" calcext:value-type="float">
            <text:p>0,30474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304207" calcext:value-type="float">
            <text:p>0,30420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305001" calcext:value-type="float">
            <text:p>0,30500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304424" calcext:value-type="float">
            <text:p>0,30442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305033" calcext:value-type="float">
            <text:p>0,30503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304685" calcext:value-type="float">
            <text:p>0,30468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304434" calcext:value-type="float">
            <text:p>0,30443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304183" calcext:value-type="float">
            <text:p>0,30418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304661" calcext:value-type="float">
            <text:p>0,30466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3041" calcext:value-type="float">
            <text:p>0,304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304882" calcext:value-type="float">
            <text:p>0,3048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04464" calcext:value-type="float">
            <text:p>0,30446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04572" calcext:value-type="float">
            <text:p>0,30457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304352" calcext:value-type="float">
            <text:p>0,30435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305127" calcext:value-type="float">
            <text:p>0,30512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304485" calcext:value-type="float">
            <text:p>0,30448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304849" calcext:value-type="float">
            <text:p>0,30484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304504" calcext:value-type="float">
            <text:p>0,30450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304518" calcext:value-type="float">
            <text:p>0,30451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304297" calcext:value-type="float">
            <text:p>0,30429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305063" calcext:value-type="float">
            <text:p>0,30506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30436" calcext:value-type="float">
            <text:p>0,3043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304824" calcext:value-type="float">
            <text:p>0,30482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304611" calcext:value-type="float">
            <text:p>0,30461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304656" calcext:value-type="float">
            <text:p>0,30465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304441" calcext:value-type="float">
            <text:p>0,30444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304798" calcext:value-type="float">
            <text:p>0,30479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304249" calcext:value-type="float">
            <text:p>0,30424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304794" calcext:value-type="float">
            <text:p>0,30479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304423" calcext:value-type="float">
            <text:p>0,30442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304528" calcext:value-type="float">
            <text:p>0,30452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304068" calcext:value-type="float">
            <text:p>0,30406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304818" calcext:value-type="float">
            <text:p>0,30481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304267" calcext:value-type="float">
            <text:p>0,30426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305013" calcext:value-type="float">
            <text:p>0,30501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304797" calcext:value-type="float">
            <text:p>0,30479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304508" calcext:value-type="float">
            <text:p>0,30450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304298" calcext:value-type="float">
            <text:p>0,30429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304873" calcext:value-type="float">
            <text:p>0,30487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304293" calcext:value-type="float">
            <text:p>0,30429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304952" calcext:value-type="float">
            <text:p>0,30495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304543" calcext:value-type="float">
            <text:p>0,30454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304631" calcext:value-type="float">
            <text:p>0,30463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30425" calcext:value-type="float">
            <text:p>0,3042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304799" calcext:value-type="float">
            <text:p>0,30479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304276" calcext:value-type="float">
            <text:p>0,30427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30462" calcext:value-type="float">
            <text:p>0,3046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304404" calcext:value-type="float">
            <text:p>0,30440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304506" calcext:value-type="float">
            <text:p>0,30450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304301" calcext:value-type="float">
            <text:p>0,30430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304618" calcext:value-type="float">
            <text:p>0,30461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303985" calcext:value-type="float">
            <text:p>0,30398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304707" calcext:value-type="float">
            <text:p>0,30470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304503" calcext:value-type="float">
            <text:p>0,30450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304603" calcext:value-type="float">
            <text:p>0,30460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30435" calcext:value-type="float">
            <text:p>0,3043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304688" calcext:value-type="float">
            <text:p>0,30468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304056" calcext:value-type="float">
            <text:p>0,30405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30477" calcext:value-type="float">
            <text:p>0,3047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304565" calcext:value-type="float">
            <text:p>0,30456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304651" calcext:value-type="float">
            <text:p>0,30465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304205" calcext:value-type="float">
            <text:p>0,30420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304762" calcext:value-type="float">
            <text:p>0,30476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304236" calcext:value-type="float">
            <text:p>0,30423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304667" calcext:value-type="float">
            <text:p>0,30466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304468" calcext:value-type="float">
            <text:p>0,30446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304306" calcext:value-type="float">
            <text:p>0,30430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304106" calcext:value-type="float">
            <text:p>0,30410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304807" calcext:value-type="float">
            <text:p>0,30480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304293" calcext:value-type="float">
            <text:p>0,30429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304819" calcext:value-type="float">
            <text:p>0,30481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304343" calcext:value-type="float">
            <text:p>0,30434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304276" calcext:value-type="float">
            <text:p>0,30427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30408" calcext:value-type="float">
            <text:p>0,3040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304774" calcext:value-type="float">
            <text:p>0,30477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304273" calcext:value-type="float">
            <text:p>0,30427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3046" calcext:value-type="float">
            <text:p>0,304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304405" calcext:value-type="float">
            <text:p>0,30440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30434" calcext:value-type="float">
            <text:p>0,3043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304137" calcext:value-type="float">
            <text:p>0,30413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304824" calcext:value-type="float">
            <text:p>0,30482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304198" calcext:value-type="float">
            <text:p>0,30419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304882" calcext:value-type="float">
            <text:p>0,30488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30455" calcext:value-type="float">
            <text:p>0,3045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304646" calcext:value-type="float">
            <text:p>0,30464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304314" calcext:value-type="float">
            <text:p>0,30431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304587" calcext:value-type="float">
            <text:p>0,30458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304109" calcext:value-type="float">
            <text:p>0,30410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304786" calcext:value-type="float">
            <text:p>0,30478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304546" calcext:value-type="float">
            <text:p>0,30454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304641" calcext:value-type="float">
            <text:p>0,30464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304257" calcext:value-type="float">
            <text:p>0,30425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304668" calcext:value-type="float">
            <text:p>0,30466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304189" calcext:value-type="float">
            <text:p>0,30418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304676" calcext:value-type="float">
            <text:p>0,30467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304478" calcext:value-type="float">
            <text:p>0,30447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304279" calcext:value-type="float">
            <text:p>0,30427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304092" calcext:value-type="float">
            <text:p>0,30409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304758" calcext:value-type="float">
            <text:p>0,30475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304208" calcext:value-type="float">
            <text:p>0,30420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304732" calcext:value-type="float">
            <text:p>0,30473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304367" calcext:value-type="float">
            <text:p>0,30436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30446" calcext:value-type="float">
            <text:p>0,3044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304254" calcext:value-type="float">
            <text:p>0,30425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304912" calcext:value-type="float">
            <text:p>0,30491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304396" calcext:value-type="float">
            <text:p>0,30439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304459" calcext:value-type="float">
            <text:p>0,30445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304271" calcext:value-type="float">
            <text:p>0,30427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304364" calcext:value-type="float">
            <text:p>0,30436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304085" calcext:value-type="float">
            <text:p>0,30408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304737" calcext:value-type="float">
            <text:p>0,30473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304167" calcext:value-type="float">
            <text:p>0,30416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304816" calcext:value-type="float">
            <text:p>0,30481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3045" calcext:value-type="float">
            <text:p>0,304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30458" calcext:value-type="float">
            <text:p>0,3045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304395" calcext:value-type="float">
            <text:p>0,30439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304591" calcext:value-type="float">
            <text:p>0,30459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304131" calcext:value-type="float">
            <text:p>0,30413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304775" calcext:value-type="float">
            <text:p>0,30477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304552" calcext:value-type="float">
            <text:p>0,30455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304459" calcext:value-type="float">
            <text:p>0,30445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304106" calcext:value-type="float">
            <text:p>0,30410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30459" calcext:value-type="float">
            <text:p>0,3045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304108" calcext:value-type="float">
            <text:p>0,30410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304746" calcext:value-type="float">
            <text:p>0,30474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304566" calcext:value-type="float">
            <text:p>0,30456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304422" calcext:value-type="float">
            <text:p>0,30442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304067" calcext:value-type="float">
            <text:p>0,30406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3047" calcext:value-type="float">
            <text:p>0,304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304249" calcext:value-type="float">
            <text:p>0,30424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30488" calcext:value-type="float">
            <text:p>0,3048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304521" calcext:value-type="float">
            <text:p>0,30452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304568" calcext:value-type="float">
            <text:p>0,30456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304391" calcext:value-type="float">
            <text:p>0,30439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304775" calcext:value-type="float">
            <text:p>0,30477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304292" calcext:value-type="float">
            <text:p>0,30429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304599" calcext:value-type="float">
            <text:p>0,30459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304423" calcext:value-type="float">
            <text:p>0,30442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304368" calcext:value-type="float">
            <text:p>0,30436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304191" calcext:value-type="float">
            <text:p>0,30419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30468" calcext:value-type="float">
            <text:p>0,3046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304077" calcext:value-type="float">
            <text:p>0,30407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304696" calcext:value-type="float">
            <text:p>0,30469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304513" calcext:value-type="float">
            <text:p>0,30451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3046" calcext:value-type="float">
            <text:p>0,304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304426" calcext:value-type="float">
            <text:p>0,30442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304718" calcext:value-type="float">
            <text:p>0,30471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304275" calcext:value-type="float">
            <text:p>0,30427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304562" calcext:value-type="float">
            <text:p>0,30456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304296" calcext:value-type="float">
            <text:p>0,30429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304373" calcext:value-type="float">
            <text:p>0,30437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304048" calcext:value-type="float">
            <text:p>0,30404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304658" calcext:value-type="float">
            <text:p>0,30465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304224" calcext:value-type="float">
            <text:p>0,30422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304831" calcext:value-type="float">
            <text:p>0,30483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304521" calcext:value-type="float">
            <text:p>0,30452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304386" calcext:value-type="float">
            <text:p>0,30438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304134" calcext:value-type="float">
            <text:p>0,30413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304738" calcext:value-type="float">
            <text:p>0,30473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304312" calcext:value-type="float">
            <text:p>0,30431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304752" calcext:value-type="float">
            <text:p>0,30475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304383" calcext:value-type="float">
            <text:p>0,30438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304298" calcext:value-type="float">
            <text:p>0,30429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304128" calcext:value-type="float">
            <text:p>0,30412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304726" calcext:value-type="float">
            <text:p>0,30472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3043" calcext:value-type="float">
            <text:p>0,304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304584" calcext:value-type="float">
            <text:p>0,30458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304399" calcext:value-type="float">
            <text:p>0,30439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304474" calcext:value-type="float">
            <text:p>0,30447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304187" calcext:value-type="float">
            <text:p>0,30418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30478" calcext:value-type="float">
            <text:p>0,3047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304224" calcext:value-type="float">
            <text:p>0,30422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304815" calcext:value-type="float">
            <text:p>0,30481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304648" calcext:value-type="float">
            <text:p>0,30464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304603" calcext:value-type="float">
            <text:p>0,30460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30443" calcext:value-type="float">
            <text:p>0,3044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304492" calcext:value-type="float">
            <text:p>0,30449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304065" calcext:value-type="float">
            <text:p>0,30406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304539" calcext:value-type="float">
            <text:p>0,30453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304372" calcext:value-type="float">
            <text:p>0,30437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304455" calcext:value-type="float">
            <text:p>0,30445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304135" calcext:value-type="float">
            <text:p>0,30413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304561" calcext:value-type="float">
            <text:p>0,30456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304081" calcext:value-type="float">
            <text:p>0,30408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304661" calcext:value-type="float">
            <text:p>0,30466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304498" calcext:value-type="float">
            <text:p>0,30449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304386" calcext:value-type="float">
            <text:p>0,30438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304169" calcext:value-type="float">
            <text:p>0,30416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304746" calcext:value-type="float">
            <text:p>0,30474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304335" calcext:value-type="float">
            <text:p>0,30433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304689" calcext:value-type="float">
            <text:p>0,30468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304347" calcext:value-type="float">
            <text:p>0,30434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304428" calcext:value-type="float">
            <text:p>0,30442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304181" calcext:value-type="float">
            <text:p>0,30418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304753" calcext:value-type="float">
            <text:p>0,30475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304324" calcext:value-type="float">
            <text:p>0,30432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304596" calcext:value-type="float">
            <text:p>0,30459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304333" calcext:value-type="float">
            <text:p>0,30433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304414" calcext:value-type="float">
            <text:p>0,30441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30424" calcext:value-type="float">
            <text:p>0,3042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304672" calcext:value-type="float">
            <text:p>0,30467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304159" calcext:value-type="float">
            <text:p>0,30415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304724" calcext:value-type="float">
            <text:p>0,30472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304562" calcext:value-type="float">
            <text:p>0,30456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304434" calcext:value-type="float">
            <text:p>0,30443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304275" calcext:value-type="float">
            <text:p>0,30427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304543" calcext:value-type="float">
            <text:p>0,30454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304131" calcext:value-type="float">
            <text:p>0,30413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304576" calcext:value-type="float">
            <text:p>0,30457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304419" calcext:value-type="float">
            <text:p>0,30441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304498" calcext:value-type="float">
            <text:p>0,30449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304118" calcext:value-type="float">
            <text:p>0,30411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304676" calcext:value-type="float">
            <text:p>0,30467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304247" calcext:value-type="float">
            <text:p>0,30424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304693" calcext:value-type="float">
            <text:p>0,30469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304474" calcext:value-type="float">
            <text:p>0,30447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304351" calcext:value-type="float">
            <text:p>0,30435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304196" calcext:value-type="float">
            <text:p>0,30419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304536" calcext:value-type="float">
            <text:p>0,30453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304139" calcext:value-type="float">
            <text:p>0,304139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30469" calcext:value-type="float">
            <text:p>0,3046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304388" calcext:value-type="float">
            <text:p>0,30438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304458" calcext:value-type="float">
            <text:p>0,30445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304298" calcext:value-type="float">
            <text:p>0,30429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304743" calcext:value-type="float">
            <text:p>0,30474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304267" calcext:value-type="float">
            <text:p>0,30426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304355" calcext:value-type="float">
            <text:p>0,30435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3042" calcext:value-type="float">
            <text:p>0,304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304278" calcext:value-type="float">
            <text:p>0,30427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304126" calcext:value-type="float">
            <text:p>0,30412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304669" calcext:value-type="float">
            <text:p>0,30466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304194" calcext:value-type="float">
            <text:p>0,30419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304528" calcext:value-type="float">
            <text:p>0,30452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304341" calcext:value-type="float">
            <text:p>0,30434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304418" calcext:value-type="float">
            <text:p>0,30441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304264" calcext:value-type="float">
            <text:p>0,30426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304491" calcext:value-type="float">
            <text:p>0,30449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30407" calcext:value-type="float">
            <text:p>0,3040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304608" calcext:value-type="float">
            <text:p>0,30460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304315" calcext:value-type="float">
            <text:p>0,30431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304395" calcext:value-type="float">
            <text:p>0,30439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304102" calcext:value-type="float">
            <text:p>0,30410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304528" calcext:value-type="float">
            <text:p>0,30452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304145" calcext:value-type="float">
            <text:p>0,30414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304678" calcext:value-type="float">
            <text:p>0,30467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304527" calcext:value-type="float">
            <text:p>0,30452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304321" calcext:value-type="float">
            <text:p>0,30432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304145" calcext:value-type="float">
            <text:p>0,30414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304535" calcext:value-type="float">
            <text:p>0,30453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304151" calcext:value-type="float">
            <text:p>0,30415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30468" calcext:value-type="float">
            <text:p>0,3046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304383" calcext:value-type="float">
            <text:p>0,30438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304349" calcext:value-type="float">
            <text:p>0,30434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304095" calcext:value-type="float">
            <text:p>0,30409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304622" calcext:value-type="float">
            <text:p>0,30462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304237" calcext:value-type="float">
            <text:p>0,30423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304487" calcext:value-type="float">
            <text:p>0,30448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30434" calcext:value-type="float">
            <text:p>0,3043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304407" calcext:value-type="float">
            <text:p>0,30440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304166" calcext:value-type="float">
            <text:p>0,30416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304488" calcext:value-type="float">
            <text:p>0,30448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304032" calcext:value-type="float">
            <text:p>0,30403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304553" calcext:value-type="float">
            <text:p>0,30455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304394" calcext:value-type="float">
            <text:p>0,30439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304468" calcext:value-type="float">
            <text:p>0,30446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304252" calcext:value-type="float">
            <text:p>0,30425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304499" calcext:value-type="float">
            <text:p>0,30449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304072" calcext:value-type="float">
            <text:p>0,30407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304588" calcext:value-type="float">
            <text:p>0,30458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304443" calcext:value-type="float">
            <text:p>0,30444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304405" calcext:value-type="float">
            <text:p>0,30440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304103" calcext:value-type="float">
            <text:p>0,30410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304617" calcext:value-type="float">
            <text:p>0,30461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304252" calcext:value-type="float">
            <text:p>0,30425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304568" calcext:value-type="float">
            <text:p>0,30456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304422" calcext:value-type="float">
            <text:p>0,30442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304283" calcext:value-type="float">
            <text:p>0,30428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30414" calcext:value-type="float">
            <text:p>0,3041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304531" calcext:value-type="float">
            <text:p>0,30453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304172" calcext:value-type="float">
            <text:p>0,30417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30468" calcext:value-type="float">
            <text:p>0,3046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304294" calcext:value-type="float">
            <text:p>0,30429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304367" calcext:value-type="float">
            <text:p>0,30436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304223" calcext:value-type="float">
            <text:p>0,30422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304728" calcext:value-type="float">
            <text:p>0,30472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304362" calcext:value-type="float">
            <text:p>0,30436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304576" calcext:value-type="float">
            <text:p>0,30457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304429" calcext:value-type="float">
            <text:p>0,30442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304362" calcext:value-type="float">
            <text:p>0,30436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304221" calcext:value-type="float">
            <text:p>0,30422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304627" calcext:value-type="float">
            <text:p>0,30462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304162" calcext:value-type="float">
            <text:p>0,30416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304531" calcext:value-type="float">
            <text:p>0,30453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304328" calcext:value-type="float">
            <text:p>0,30432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304373" calcext:value-type="float">
            <text:p>0,30437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304144" calcext:value-type="float">
            <text:p>0,30414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304382" calcext:value-type="float">
            <text:p>0,30438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304029" calcext:value-type="float">
            <text:p>0,30402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304526" calcext:value-type="float">
            <text:p>0,30452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304385" calcext:value-type="float">
            <text:p>0,30438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304456" calcext:value-type="float">
            <text:p>0,30445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304185" calcext:value-type="float">
            <text:p>0,30418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304491" calcext:value-type="float">
            <text:p>0,30449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304105" calcext:value-type="float">
            <text:p>0,30410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304483" calcext:value-type="float">
            <text:p>0,30448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304345" calcext:value-type="float">
            <text:p>0,30434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304238" calcext:value-type="float">
            <text:p>0,30423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304099" calcext:value-type="float">
            <text:p>0,304099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30459" calcext:value-type="float">
            <text:p>0,3045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304166" calcext:value-type="float">
            <text:p>0,30416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304558" calcext:value-type="float">
            <text:p>0,30455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304297" calcext:value-type="float">
            <text:p>0,30429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0436" calcext:value-type="float">
            <text:p>0,3043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304224" calcext:value-type="float">
            <text:p>0,30422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304583" calcext:value-type="float">
            <text:p>0,30458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304234" calcext:value-type="float">
            <text:p>0,30423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304294" calcext:value-type="float">
            <text:p>0,30429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304093" calcext:value-type="float">
            <text:p>0,30409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304163" calcext:value-type="float">
            <text:p>0,30416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304024" calcext:value-type="float">
            <text:p>0,30402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304507" calcext:value-type="float">
            <text:p>0,30450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304085" calcext:value-type="float">
            <text:p>0,30408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304567" calcext:value-type="float">
            <text:p>0,30456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304327" calcext:value-type="float">
            <text:p>0,30432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304396" calcext:value-type="float">
            <text:p>0,30439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304191" calcext:value-type="float">
            <text:p>0,30419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304421" calcext:value-type="float">
            <text:p>0,30442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30406" calcext:value-type="float">
            <text:p>0,3040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304448" calcext:value-type="float">
            <text:p>0,30444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304314" calcext:value-type="float">
            <text:p>0,30431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304216" calcext:value-type="float">
            <text:p>0,30421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30395" calcext:value-type="float">
            <text:p>0,3039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304427" calcext:value-type="float">
            <text:p>0,30442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304089" calcext:value-type="float">
            <text:p>0,304089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304564" calcext:value-type="float">
            <text:p>0,30456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304426" calcext:value-type="float">
            <text:p>0,30442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304276" calcext:value-type="float">
            <text:p>0,30427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30405" calcext:value-type="float">
            <text:p>0,3040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304523" calcext:value-type="float">
            <text:p>0,30452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304173" calcext:value-type="float">
            <text:p>0,30417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304644" calcext:value-type="float">
            <text:p>0,30464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304387" calcext:value-type="float">
            <text:p>0,30438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304454" calcext:value-type="float">
            <text:p>0,30445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304277" calcext:value-type="float">
            <text:p>0,30427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304516" calcext:value-type="float">
            <text:p>0,30451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304183" calcext:value-type="float">
            <text:p>0,30418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304407" calcext:value-type="float">
            <text:p>0,30440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304194" calcext:value-type="float">
            <text:p>0,30419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304238" calcext:value-type="float">
            <text:p>0,30423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304108" calcext:value-type="float">
            <text:p>0,30410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304574" calcext:value-type="float">
            <text:p>0,30457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304121" calcext:value-type="float">
            <text:p>0,30412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304547" calcext:value-type="float">
            <text:p>0,30454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304416" calcext:value-type="float">
            <text:p>0,30441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304482" calcext:value-type="float">
            <text:p>0,30448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304351" calcext:value-type="float">
            <text:p>0,30435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304505" calcext:value-type="float">
            <text:p>0,30450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304171" calcext:value-type="float">
            <text:p>0,30417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304373" calcext:value-type="float">
            <text:p>0,30437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304234" calcext:value-type="float">
            <text:p>0,30423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3043" calcext:value-type="float">
            <text:p>0,304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304028" calcext:value-type="float">
            <text:p>0,30402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304407" calcext:value-type="float">
            <text:p>0,30440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304079" calcext:value-type="float">
            <text:p>0,30407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304537" calcext:value-type="float">
            <text:p>0,30453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304318" calcext:value-type="float">
            <text:p>0,30431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304198" calcext:value-type="float">
            <text:p>0,30419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304066" calcext:value-type="float">
            <text:p>0,30406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304522" calcext:value-type="float">
            <text:p>0,30452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304139" calcext:value-type="float">
            <text:p>0,30413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304594" calcext:value-type="float">
            <text:p>0,30459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30434" calcext:value-type="float">
            <text:p>0,3043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304281" calcext:value-type="float">
            <text:p>0,30428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304154" calcext:value-type="float">
            <text:p>0,30415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304607" calcext:value-type="float">
            <text:p>0,30460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304288" calcext:value-type="float">
            <text:p>0,30428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304505" calcext:value-type="float">
            <text:p>0,30450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304378" calcext:value-type="float">
            <text:p>0,30437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3044" calcext:value-type="float">
            <text:p>0,304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304177" calcext:value-type="float">
            <text:p>0,30417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30451" calcext:value-type="float">
            <text:p>0,3045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304106" calcext:value-type="float">
            <text:p>0,30410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304452" calcext:value-type="float">
            <text:p>0,30445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304323" calcext:value-type="float">
            <text:p>0,30432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304382" calcext:value-type="float">
            <text:p>0,30438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304204" calcext:value-type="float">
            <text:p>0,30420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304293" calcext:value-type="float">
            <text:p>0,30429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303974" calcext:value-type="float">
            <text:p>0,30397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30442" calcext:value-type="float">
            <text:p>0,3044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304295" calcext:value-type="float">
            <text:p>0,30429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304359" calcext:value-type="float">
            <text:p>0,30435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304081" calcext:value-type="float">
            <text:p>0,30408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304524" calcext:value-type="float">
            <text:p>0,30452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304158" calcext:value-type="float">
            <text:p>0,30415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304601" calcext:value-type="float">
            <text:p>0,30460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304404" calcext:value-type="float">
            <text:p>0,30440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304308" calcext:value-type="float">
            <text:p>0,30430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304185" calcext:value-type="float">
            <text:p>0,30418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304626" calcext:value-type="float">
            <text:p>0,30462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304305" calcext:value-type="float">
            <text:p>0,30430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304578" calcext:value-type="float">
            <text:p>0,30457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304338" calcext:value-type="float">
            <text:p>0,30433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304335" calcext:value-type="float">
            <text:p>0,30433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304211" calcext:value-type="float">
            <text:p>0,30421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304569" calcext:value-type="float">
            <text:p>0,30456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304258" calcext:value-type="float">
            <text:p>0,30425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304467" calcext:value-type="float">
            <text:p>0,30446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304266" calcext:value-type="float">
            <text:p>0,30426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304245" calcext:value-type="float">
            <text:p>0,30424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304123" calcext:value-type="float">
            <text:p>0,30412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304486" calcext:value-type="float">
            <text:p>0,30448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304106" calcext:value-type="float">
            <text:p>0,30410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304456" calcext:value-type="float">
            <text:p>0,30445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304273" calcext:value-type="float">
            <text:p>0,30427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304218" calcext:value-type="float">
            <text:p>0,30421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304093" calcext:value-type="float">
            <text:p>0,30409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304301" calcext:value-type="float">
            <text:p>0,30430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303995" calcext:value-type="float">
            <text:p>0,30399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304426" calcext:value-type="float">
            <text:p>0,30442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304304" calcext:value-type="float">
            <text:p>0,30430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304361" calcext:value-type="float">
            <text:p>0,30436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304041" calcext:value-type="float">
            <text:p>0,30404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30447" calcext:value-type="float">
            <text:p>0,3044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304149" calcext:value-type="float">
            <text:p>0,304149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304467" calcext:value-type="float">
            <text:p>0,30446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304347" calcext:value-type="float">
            <text:p>0,30434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304255" calcext:value-type="float">
            <text:p>0,30425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304135" calcext:value-type="float">
            <text:p>0,30413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304399" calcext:value-type="float">
            <text:p>0,30439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304078" calcext:value-type="float">
            <text:p>0,30407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304504" calcext:value-type="float">
            <text:p>0,30450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304258" calcext:value-type="float">
            <text:p>0,30425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304319" calcext:value-type="float">
            <text:p>0,304319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304201" calcext:value-type="float">
            <text:p>0,30420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304528" calcext:value-type="float">
            <text:p>0,30452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30415" calcext:value-type="float">
            <text:p>0,3041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304334" calcext:value-type="float">
            <text:p>0,30433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304216" calcext:value-type="float">
            <text:p>0,30421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304272" calcext:value-type="float">
            <text:p>0,30427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304137" calcext:value-type="float">
            <text:p>0,304137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304558" calcext:value-type="float">
            <text:p>0,30455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304181" calcext:value-type="float">
            <text:p>0,30418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3044" calcext:value-type="float">
            <text:p>0,304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304281" calcext:value-type="float">
            <text:p>0,30428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304342" calcext:value-type="float">
            <text:p>0,30434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304224" calcext:value-type="float">
            <text:p>0,30422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304306" calcext:value-type="float">
            <text:p>0,30430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303985" calcext:value-type="float">
            <text:p>0,30398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304403" calcext:value-type="float">
            <text:p>0,30440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304204" calcext:value-type="float">
            <text:p>0,30420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304264" calcext:value-type="float">
            <text:p>0,30426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304033" calcext:value-type="float">
            <text:p>0,30403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304449" calcext:value-type="float">
            <text:p>0,304449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304155" calcext:value-type="float">
            <text:p>0,30415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3045" calcext:value-type="float">
            <text:p>0,304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304376" calcext:value-type="float">
            <text:p>0,30437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304215" calcext:value-type="float">
            <text:p>0,30421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304042" calcext:value-type="float">
            <text:p>0,30404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304455" calcext:value-type="float">
            <text:p>0,30445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30416" calcext:value-type="float">
            <text:p>0,3041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304479" calcext:value-type="float">
            <text:p>0,30447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304237" calcext:value-type="float">
            <text:p>0,30423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304296" calcext:value-type="float">
            <text:p>0,30429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304081" calcext:value-type="float">
            <text:p>0,30408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304492" calcext:value-type="float">
            <text:p>0,30449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304196" calcext:value-type="float">
            <text:p>0,30419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304393" calcext:value-type="float">
            <text:p>0,30439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304277" calcext:value-type="float">
            <text:p>0,30427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304253" calcext:value-type="float">
            <text:p>0,30425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304139" calcext:value-type="float">
            <text:p>0,30413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304393" calcext:value-type="float">
            <text:p>0,30439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304036" calcext:value-type="float">
            <text:p>0,30403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304411" calcext:value-type="float">
            <text:p>0,30441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304245" calcext:value-type="float">
            <text:p>0,30424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3043" calcext:value-type="float">
            <text:p>0,304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304185" calcext:value-type="float">
            <text:p>0,30418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30438" calcext:value-type="float">
            <text:p>0,3043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304033" calcext:value-type="float">
            <text:p>0,30403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304437" calcext:value-type="float">
            <text:p>0,30443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304278" calcext:value-type="float">
            <text:p>0,30427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304264" calcext:value-type="float">
            <text:p>0,30426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304045" calcext:value-type="float">
            <text:p>0,30404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304448" calcext:value-type="float">
            <text:p>0,30444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304165" calcext:value-type="float">
            <text:p>0,30416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304414" calcext:value-type="float">
            <text:p>0,30441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304302" calcext:value-type="float">
            <text:p>0,30430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304183" calcext:value-type="float">
            <text:p>0,30418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304064" calcext:value-type="float">
            <text:p>0,30406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304464" calcext:value-type="float">
            <text:p>0,30446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304181" calcext:value-type="float">
            <text:p>0,30418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304478" calcext:value-type="float">
            <text:p>0,30447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304207" calcext:value-type="float">
            <text:p>0,30420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30426" calcext:value-type="float">
            <text:p>0,3042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304149" calcext:value-type="float">
            <text:p>0,304149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304547" calcext:value-type="float">
            <text:p>0,30454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304258" calcext:value-type="float">
            <text:p>0,30425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304449" calcext:value-type="float">
            <text:p>0,304449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304293" calcext:value-type="float">
            <text:p>0,30429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304243" calcext:value-type="float">
            <text:p>0,30424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30407" calcext:value-type="float">
            <text:p>0,3040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3044" calcext:value-type="float">
            <text:p>0,304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30403" calcext:value-type="float">
            <text:p>0,3040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304425" calcext:value-type="float">
            <text:p>0,30442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304299" calcext:value-type="float">
            <text:p>0,304299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304356" calcext:value-type="float">
            <text:p>0,30435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304169" calcext:value-type="float">
            <text:p>0,304169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304358" calcext:value-type="float">
            <text:p>0,30435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304078" calcext:value-type="float">
            <text:p>0,30407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30447" calcext:value-type="float">
            <text:p>0,3044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30436" calcext:value-type="float">
            <text:p>0,3043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3044" calcext:value-type="float">
            <text:p>0,30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04192" calcext:value-type="float">
            <text:p>0,3041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2T10:38:12.723149750</dc:date>
    <meta:editing-duration>PT1M43S</meta:editing-duration>
    <meta:editing-cycles>1</meta:editing-cycles>
    <meta:document-statistic meta:table-count="1" meta:cell-count="20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zadanie5.A1:zadanie5.B1000" svg:x="1.331cm" svg:y="0.18cm" svg:width="14.349cm" svg:height="7.659cm">
          <chartooo:coordinate-region svg:x="2.058cm" svg:y="0.38cm" svg:width="13.25cm" svg:height="6.812cm"/>
          <chart:axis chart:dimension="x" chart:name="primary-x" chart:style-name="ch3">
            <chart:title svg:x="8.355cm" svg:y="8.019cm" chart:style-name="ch4">
              <text:p>n</text:p>
            </chart:title>
          </chart:axis>
          <chart:axis chart:dimension="y" chart:name="primary-y" chart:style-name="ch3">
            <chart:title svg:x="0.451cm" svg:y="4.741cm" chart:style-name="ch5">
              <text:p>τ(n)/(n^2)</text:p>
            </chart:title>
            <chart:grid chart:style-name="ch6" chart:class="major"/>
          </chart:axis>
          <chart:series chart:style-name="ch7" chart:values-cell-range-address="zadanie5.B1:zadanie5.B1000" chart:class="chart:scatter">
            <chart:domain table:cell-range-address="zadanie5.A1:zadanie5.A1000"/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zadanie5.A1:zadanie5.A1000</svg:desc>
                </draw:g>
              </table:table-cell>
              <table:table-cell office:value-type="float" office:value="1">
                <text:p>1</text:p>
                <draw:g>
                  <svg:desc>zadanie5.B1:zadanie5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67347">
                <text:p>0.367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45679">
                <text:p>0.3456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47107">
                <text:p>0.3471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319444">
                <text:p>0.319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343195">
                <text:p>0.343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326531">
                <text:p>0.3265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33218">
                <text:p>0.332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314815">
                <text:p>0.314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33241">
                <text:p>0.332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31746">
                <text:p>0.317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309917">
                <text:p>0.3099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325142">
                <text:p>0.3251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13609">
                <text:p>0.3136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315501">
                <text:p>0.3155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308673">
                <text:p>0.3086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321046">
                <text:p>0.3210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08889">
                <text:p>0.3088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320499">
                <text:p>0.3204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316406">
                <text:p>0.3164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315886">
                <text:p>0.3158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311419">
                <text:p>0.3114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313469">
                <text:p>0.3134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305556">
                <text:p>0.305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315559">
                <text:p>0.3155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311634">
                <text:p>0.3116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311637">
                <text:p>0.3116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30625">
                <text:p>0.30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15289">
                <text:p>0.3152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307256">
                <text:p>0.3072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315846">
                <text:p>0.3158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311983">
                <text:p>0.3119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310123">
                <text:p>0.3101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307183">
                <text:p>0.3071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315075">
                <text:p>0.3150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309028">
                <text:p>0.3090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314036">
                <text:p>0.3140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3096">
                <text:p>0.30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309881">
                <text:p>0.3098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306953">
                <text:p>0.3069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313991">
                <text:p>0.313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308642">
                <text:p>0.3086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310744">
                <text:p>0.3107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307398">
                <text:p>0.3073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307787">
                <text:p>0.3077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305589">
                <text:p>0.3055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311979">
                <text:p>0.3119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306111">
                <text:p>0.3061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312282">
                <text:p>0.3122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310094">
                <text:p>0.3100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309398">
                <text:p>0.3093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307617">
                <text:p>0.3076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309586">
                <text:p>0.3095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304867">
                <text:p>0.3048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310537">
                <text:p>0.3105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308391">
                <text:p>0.3083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308759">
                <text:p>0.3087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304898">
                <text:p>0.3048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310256">
                <text:p>0.310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306327">
                <text:p>0.3063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311503">
                <text:p>0.3115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309715">
                <text:p>0.3097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308622">
                <text:p>0.3086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306787">
                <text:p>0.3067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30899">
                <text:p>0.308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305062">
                <text:p>0.3050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309886">
                <text:p>0.3098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307188">
                <text:p>0.3071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30788">
                <text:p>0.307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306365">
                <text:p>0.3063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31093">
                <text:p>0.310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306973">
                <text:p>0.3069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308651">
                <text:p>0.3086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307193">
                <text:p>0.3071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30757">
                <text:p>0.307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305785">
                <text:p>0.3057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310062">
                <text:p>0.3100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306173">
                <text:p>0.3061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308175">
                <text:p>0.3081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306711">
                <text:p>0.3067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307088">
                <text:p>0.3070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305794">
                <text:p>0.3057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307368">
                <text:p>0.3073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30447">
                <text:p>0.304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308428">
                <text:p>0.3084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306539">
                <text:p>0.3065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306499">
                <text:p>0.3064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3044">
                <text:p>0.30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308205">
                <text:p>0.3082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305267">
                <text:p>0.3052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308983">
                <text:p>0.3089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307507">
                <text:p>0.3075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306032">
                <text:p>0.3060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304913">
                <text:p>0.3049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308499">
                <text:p>0.3084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305898">
                <text:p>0.3058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309402">
                <text:p>0.3094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307107">
                <text:p>0.3071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307443">
                <text:p>0.3074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305804">
                <text:p>0.3058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309186">
                <text:p>0.3091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306556">
                <text:p>0.3065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307902">
                <text:p>0.3079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306778">
                <text:p>0.3067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306816">
                <text:p>0.3068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305803">
                <text:p>0.3058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307464">
                <text:p>0.3074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304583">
                <text:p>0.3045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307083">
                <text:p>0.3070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306101">
                <text:p>0.3061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306431">
                <text:p>0.3064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305411">
                <text:p>0.3054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306944">
                <text:p>0.3069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304359">
                <text:p>0.3043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307397">
                <text:p>0.3073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306519">
                <text:p>0.3065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306833">
                <text:p>0.3068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30497">
                <text:p>0.304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307907">
                <text:p>0.3079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305556">
                <text:p>0.3055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307083">
                <text:p>0.3070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306193">
                <text:p>0.3061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305624">
                <text:p>0.3056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304606">
                <text:p>0.3046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307422">
                <text:p>0.3074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305293">
                <text:p>0.3052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308059">
                <text:p>0.3080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306122">
                <text:p>0.3061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306423">
                <text:p>0.3064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305594">
                <text:p>0.3055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307203">
                <text:p>0.3072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305266">
                <text:p>0.3052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306397">
                <text:p>0.3063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305592">
                <text:p>0.3055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305336">
                <text:p>0.3053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304511">
                <text:p>0.3045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307103">
                <text:p>0.3071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3048">
                <text:p>0.30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307355">
                <text:p>0.3073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30644">
                <text:p>0.306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306549">
                <text:p>0.3065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30511">
                <text:p>0.305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306181">
                <text:p>0.3061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304241">
                <text:p>0.3042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306706">
                <text:p>0.3067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305961">
                <text:p>0.3059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306238">
                <text:p>0.3062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304922">
                <text:p>0.3049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306238">
                <text:p>0.3062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304527">
                <text:p>0.3045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306899">
                <text:p>0.3068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306142">
                <text:p>0.3061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305381">
                <text:p>0.3053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304689">
                <text:p>0.3046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307003">
                <text:p>0.3070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30506">
                <text:p>0.305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306922">
                <text:p>0.3069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305536">
                <text:p>0.3055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305667">
                <text:p>0.305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304962">
                <text:p>0.3049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307194">
                <text:p>0.3071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305523">
                <text:p>0.3055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305959">
                <text:p>0.3059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305075">
                <text:p>0.3050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30534">
                <text:p>0.305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304696">
                <text:p>0.3046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306857">
                <text:p>0.3068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304938">
                <text:p>0.3049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307072">
                <text:p>0.3070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305881">
                <text:p>0.3058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30613">
                <text:p>0.306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305411">
                <text:p>0.3054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306326">
                <text:p>0.3063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304775">
                <text:p>0.3047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3061">
                <text:p>0.30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305455">
                <text:p>0.3054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305255">
                <text:p>0.3052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304044">
                <text:p>0.3040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306077">
                <text:p>0.3060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304633">
                <text:p>0.3046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306639">
                <text:p>0.3066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306037">
                <text:p>0.3060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305431">
                <text:p>0.3054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304509">
                <text:p>0.3045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306475">
                <text:p>0.3064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304918">
                <text:p>0.3049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306861">
                <text:p>0.3068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3058">
                <text:p>0.30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306032">
                <text:p>0.3060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30546">
                <text:p>0.305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306535">
                <text:p>0.3065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305075">
                <text:p>0.3050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305913">
                <text:p>0.3059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305354">
                <text:p>0.3053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305491">
                <text:p>0.3054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30478">
                <text:p>0.304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305991">
                <text:p>0.3059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304172">
                <text:p>0.3041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306013">
                <text:p>0.3060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305447">
                <text:p>0.3054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305671">
                <text:p>0.3056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305136">
                <text:p>0.3051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305938">
                <text:p>0.3059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304655">
                <text:p>0.3046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305676">
                <text:p>0.3056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305151">
                <text:p>0.3051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305373">
                <text:p>0.30537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304256">
                <text:p>0.3042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30544">
                <text:p>0.305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304156">
                <text:p>0.3041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305898">
                <text:p>0.3058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305086">
                <text:p>0.3050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304751">
                <text:p>0.3047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304252">
                <text:p>0.3042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305964">
                <text:p>0.3059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304671">
                <text:p>0.3046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306363">
                <text:p>0.3063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305369">
                <text:p>0.3053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304979">
                <text:p>0.3049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304437">
                <text:p>0.3044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306103">
                <text:p>0.3061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304807">
                <text:p>0.3048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30555">
                <text:p>0.305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305049">
                <text:p>0.3050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305257">
                <text:p>0.30525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304392">
                <text:p>0.3043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306017">
                <text:p>0.3060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304583">
                <text:p>0.3045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306193">
                <text:p>0.3061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305546">
                <text:p>0.3055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30578">
                <text:p>0.305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305294">
                <text:p>0.3052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305606">
                <text:p>0.3056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304448">
                <text:p>0.3044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305529">
                <text:p>0.3055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305021">
                <text:p>0.3050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305221">
                <text:p>0.3052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304384">
                <text:p>0.3043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305932">
                <text:p>0.3059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304642">
                <text:p>0.3046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305676">
                <text:p>0.3056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305227">
                <text:p>0.3052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304806">
                <text:p>0.3048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304382">
                <text:p>0.3043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305894">
                <text:p>0.30589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304789">
                <text:p>0.30478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30566">
                <text:p>0.305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304734">
                <text:p>0.3047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304869">
                <text:p>0.3048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30444">
                <text:p>0.304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305917">
                <text:p>0.3059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304752">
                <text:p>0.3047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305418">
                <text:p>0.3054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304653">
                <text:p>0.3046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304844">
                <text:p>0.3048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304411">
                <text:p>0.3044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305855">
                <text:p>0.3058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304582">
                <text:p>0.3045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306014">
                <text:p>0.3060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305498">
                <text:p>0.3054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305197">
                <text:p>0.3051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304784">
                <text:p>0.3047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305217">
                <text:p>0.3052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304164">
                <text:p>0.3041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305569">
                <text:p>0.30556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30516">
                <text:p>0.305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305289">
                <text:p>0.3052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304337">
                <text:p>0.30433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305721">
                <text:p>0.3057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304713">
                <text:p>0.30471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306084">
                <text:p>0.3060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305669">
                <text:p>0.30566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3053">
                <text:p>0.30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304636">
                <text:p>0.3046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30543">
                <text:p>0.3054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30447">
                <text:p>0.304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305624">
                <text:p>0.3056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304851">
                <text:p>0.3048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305027">
                <text:p>0.30502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30463">
                <text:p>0.304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305956">
                <text:p>0.3059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30485">
                <text:p>0.304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305452">
                <text:p>0.3054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305036">
                <text:p>0.30503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305026">
                <text:p>0.3050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304648">
                <text:p>0.3046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305567">
                <text:p>0.3055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304422">
                <text:p>0.3044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305184">
                <text:p>0.3051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304811">
                <text:p>0.3048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304981">
                <text:p>0.30498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304536">
                <text:p>0.3045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305122">
                <text:p>0.30512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304157">
                <text:p>0.30415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305425">
                <text:p>0.3054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30471">
                <text:p>0.304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304877">
                <text:p>0.30487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304162">
                <text:p>0.3041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305415">
                <text:p>0.3054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304446">
                <text:p>0.3044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305689">
                <text:p>0.30568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305327">
                <text:p>0.30532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304843">
                <text:p>0.30484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304478">
                <text:p>0.3044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305705">
                <text:p>0.3057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304814">
                <text:p>0.3048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305657">
                <text:p>0.3056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30516">
                <text:p>0.305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304541">
                <text:p>0.3045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305418">
                <text:p>0.3054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304565">
                <text:p>0.30456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304966">
                <text:p>0.3049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304622">
                <text:p>0.30462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304782">
                <text:p>0.30478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304413">
                <text:p>0.3044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305115">
                <text:p>0.3051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304004">
                <text:p>0.3040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305182">
                <text:p>0.30518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304834">
                <text:p>0.3048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304954">
                <text:p>0.30495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304618">
                <text:p>0.3046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305155">
                <text:p>0.3051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304191">
                <text:p>0.3041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305347">
                <text:p>0.3053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304909">
                <text:p>0.30490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305062">
                <text:p>0.30506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304377">
                <text:p>0.3043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305175">
                <text:p>0.3051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304316">
                <text:p>0.30431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305043">
                <text:p>0.3050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304692">
                <text:p>0.30469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304407">
                <text:p>0.3044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304086">
                <text:p>0.30408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30521">
                <text:p>0.3052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304383">
                <text:p>0.30438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305498">
                <text:p>0.3054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304735">
                <text:p>0.30473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304754">
                <text:p>0.30475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304316">
                <text:p>0.3043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305419">
                <text:p>0.3054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304622">
                <text:p>0.30462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30513">
                <text:p>0.305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304807">
                <text:p>0.30480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304608">
                <text:p>0.3046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304298">
                <text:p>0.3042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305382">
                <text:p>0.30538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304429">
                <text:p>0.3044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305369">
                <text:p>0.30536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305058">
                <text:p>0.30505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305049">
                <text:p>0.30504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304462">
                <text:p>0.30446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304958">
                <text:p>0.30495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304189">
                <text:p>0.30418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305251">
                <text:p>0.30525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304894">
                <text:p>0.3048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305007">
                <text:p>0.30500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304412">
                <text:p>0.3044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30504">
                <text:p>0.305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304269">
                <text:p>0.30426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305314">
                <text:p>0.3053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304827">
                <text:p>0.3048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304626">
                <text:p>0.30462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304309">
                <text:p>0.3043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305061">
                <text:p>0.30506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304205">
                <text:p>0.3042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305233">
                <text:p>0.3052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304626">
                <text:p>0.30462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304765">
                <text:p>0.30476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304474">
                <text:p>0.3044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30549">
                <text:p>0.305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304769">
                <text:p>0.30476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304807">
                <text:p>0.3048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304518">
                <text:p>0.3045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304629">
                <text:p>0.30462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304336">
                <text:p>0.30433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305338">
                <text:p>0.30533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304405">
                <text:p>0.3044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305152">
                <text:p>0.3051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304691">
                <text:p>0.3046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304826">
                <text:p>0.3048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304543">
                <text:p>0.30454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305002">
                <text:p>0.30500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304229">
                <text:p>0.3042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305211">
                <text:p>0.3052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304929">
                <text:p>0.30492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304759">
                <text:p>0.3047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304237">
                <text:p>0.30423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30521">
                <text:p>0.3052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30451">
                <text:p>0.3045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305217">
                <text:p>0.30521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304933">
                <text:p>0.3049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304746">
                <text:p>0.30474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304266">
                <text:p>0.30426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304946">
                <text:p>0.30494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304222">
                <text:p>0.3042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305175">
                <text:p>0.3051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30464">
                <text:p>0.3046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30477">
                <text:p>0.3047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304494">
                <text:p>0.30449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305061">
                <text:p>0.30506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304359">
                <text:p>0.30435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304799">
                <text:p>0.3047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304445">
                <text:p>0.30444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304574">
                <text:p>0.30457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304148">
                <text:p>0.3041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305079">
                <text:p>0.30507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304172">
                <text:p>0.30417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305099">
                <text:p>0.30509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304834">
                <text:p>0.30483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304937">
                <text:p>0.30493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304657">
                <text:p>0.30465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304997">
                <text:p>0.30499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304338">
                <text:p>0.30433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304888">
                <text:p>0.30488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304623">
                <text:p>0.3046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304508">
                <text:p>0.30450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304002">
                <text:p>0.30400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304908">
                <text:p>0.30490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30427">
                <text:p>0.3042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30517">
                <text:p>0.305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304721">
                <text:p>0.3047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304505">
                <text:p>0.3045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304246">
                <text:p>0.30424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304929">
                <text:p>0.30492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304289">
                <text:p>0.30428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305177">
                <text:p>0.30517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304618">
                <text:p>0.30461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304534">
                <text:p>0.3045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30414">
                <text:p>0.3041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305021">
                <text:p>0.30502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304379">
                <text:p>0.30437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30479">
                <text:p>0.3047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304541">
                <text:p>0.30454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304661">
                <text:p>0.30466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304259">
                <text:p>0.30425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305127">
                <text:p>0.30512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304365">
                <text:p>0.30436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304984">
                <text:p>0.30498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304732">
                <text:p>0.30473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30485">
                <text:p>0.3048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304605">
                <text:p>0.3046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304659">
                <text:p>0.3046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304017">
                <text:p>0.3040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304871">
                <text:p>0.30487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304628">
                <text:p>0.30462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304669">
                <text:p>0.30466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304178">
                <text:p>0.30417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305024">
                <text:p>0.30502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304267">
                <text:p>0.3042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305109">
                <text:p>0.30510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304836">
                <text:p>0.30483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304636">
                <text:p>0.30463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304399">
                <text:p>0.30439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305233">
                <text:p>0.30523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304588">
                <text:p>0.30458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30509">
                <text:p>0.3050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304627">
                <text:p>0.3046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304741">
                <text:p>0.30474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304492">
                <text:p>0.30449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305083">
                <text:p>0.30508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304492">
                <text:p>0.30449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304807">
                <text:p>0.30480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304375">
                <text:p>0.3043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304471">
                <text:p>0.30447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30424">
                <text:p>0.3042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305054">
                <text:p>0.30505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30434">
                <text:p>0.3043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304943">
                <text:p>0.30494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304712">
                <text:p>0.30471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304584">
                <text:p>0.30458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304265">
                <text:p>0.30426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304644">
                <text:p>0.30464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304078">
                <text:p>0.30407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30488">
                <text:p>0.3048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304639">
                <text:p>0.30463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304749">
                <text:p>0.3047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304207">
                <text:p>0.30420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305001">
                <text:p>0.30500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304424">
                <text:p>0.30442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305033">
                <text:p>0.3050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304685">
                <text:p>0.30468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304434">
                <text:p>0.30443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304183">
                <text:p>0.3041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304661">
                <text:p>0.30466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3041">
                <text:p>0.304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304882">
                <text:p>0.30488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304464">
                <text:p>0.30446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0.304572">
                <text:p>0.30457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0.304352">
                <text:p>0.30435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0.305127">
                <text:p>0.30512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0.304485">
                <text:p>0.30448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0.304849">
                <text:p>0.30484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0.304504">
                <text:p>0.30450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0.304518">
                <text:p>0.30451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0.304297">
                <text:p>0.3042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0.305063">
                <text:p>0.30506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0.30436">
                <text:p>0.3043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0.304824">
                <text:p>0.30482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304611">
                <text:p>0.30461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0.304656">
                <text:p>0.30465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0.304441">
                <text:p>0.3044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0.304798">
                <text:p>0.30479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0.304249">
                <text:p>0.30424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0.304794">
                <text:p>0.30479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0.304423">
                <text:p>0.30442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0.304528">
                <text:p>0.30452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.304068">
                <text:p>0.30406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0.304818">
                <text:p>0.30481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.304267">
                <text:p>0.30426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0.305013">
                <text:p>0.30501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0.304797">
                <text:p>0.3047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0.304508">
                <text:p>0.30450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0.304298">
                <text:p>0.30429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.304873">
                <text:p>0.30487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0.304293">
                <text:p>0.30429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0.304952">
                <text:p>0.30495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0.304543">
                <text:p>0.30454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0.304631">
                <text:p>0.30463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.30425">
                <text:p>0.304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0.304799">
                <text:p>0.30479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0.304276">
                <text:p>0.30427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0.30462">
                <text:p>0.3046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0.304404">
                <text:p>0.30440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0.304506">
                <text:p>0.30450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0.304301">
                <text:p>0.30430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0.304618">
                <text:p>0.30461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0.303985">
                <text:p>0.30398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0.304707">
                <text:p>0.30470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0.304503">
                <text:p>0.30450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0.304603">
                <text:p>0.30460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0.30435">
                <text:p>0.3043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0.304688">
                <text:p>0.30468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0.304056">
                <text:p>0.30405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0.30477">
                <text:p>0.3047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0.304565">
                <text:p>0.30456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0.304651">
                <text:p>0.30465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304205">
                <text:p>0.30420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0.304762">
                <text:p>0.30476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0.304236">
                <text:p>0.30423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0.304667">
                <text:p>0.30466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0.304468">
                <text:p>0.30446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0.304306">
                <text:p>0.30430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0.304106">
                <text:p>0.30410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0.304807">
                <text:p>0.30480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0.304293">
                <text:p>0.30429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0.304819">
                <text:p>0.30481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0.304343">
                <text:p>0.30434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0.304276">
                <text:p>0.30427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0.30408">
                <text:p>0.3040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0.304774">
                <text:p>0.30477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0.304273">
                <text:p>0.30427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0.3046">
                <text:p>0.304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0.304405">
                <text:p>0.3044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0.30434">
                <text:p>0.3043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0.304137">
                <text:p>0.30413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0.304824">
                <text:p>0.30482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0.304198">
                <text:p>0.30419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0.304882">
                <text:p>0.30488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0.30455">
                <text:p>0.3045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0.304646">
                <text:p>0.30464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0.304314">
                <text:p>0.30431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0.304587">
                <text:p>0.30458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0.304109">
                <text:p>0.30410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0.304786">
                <text:p>0.30478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0.304546">
                <text:p>0.30454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0.304641">
                <text:p>0.30464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0.304257">
                <text:p>0.30425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0.304668">
                <text:p>0.30466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0.304189">
                <text:p>0.30418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0.304676">
                <text:p>0.30467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0.304478">
                <text:p>0.30447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0.304279">
                <text:p>0.30427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0.304092">
                <text:p>0.30409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0.304758">
                <text:p>0.30475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0.304208">
                <text:p>0.30420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0.304732">
                <text:p>0.30473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0.304367">
                <text:p>0.30436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0.30446">
                <text:p>0.3044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0.304254">
                <text:p>0.30425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0.304912">
                <text:p>0.30491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0.304396">
                <text:p>0.30439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0.304459">
                <text:p>0.30445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0.304271">
                <text:p>0.30427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0.304364">
                <text:p>0.30436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0.304085">
                <text:p>0.30408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0.304737">
                <text:p>0.30473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304167">
                <text:p>0.30416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0.304816">
                <text:p>0.30481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0.3045">
                <text:p>0.304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0.30458">
                <text:p>0.3045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0.304395">
                <text:p>0.30439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0.304591">
                <text:p>0.30459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0.304131">
                <text:p>0.30413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0.304775">
                <text:p>0.30477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0.304552">
                <text:p>0.30455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0.304459">
                <text:p>0.30445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0.304106">
                <text:p>0.30410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0.30459">
                <text:p>0.3045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0.304108">
                <text:p>0.30410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0.304746">
                <text:p>0.30474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0.304566">
                <text:p>0.30456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0.304422">
                <text:p>0.30442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0.304067">
                <text:p>0.30406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0.3047">
                <text:p>0.304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0.304249">
                <text:p>0.30424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0.30488">
                <text:p>0.3048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0.304521">
                <text:p>0.30452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0.304568">
                <text:p>0.30456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0.304391">
                <text:p>0.30439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0.304775">
                <text:p>0.30477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0.304292">
                <text:p>0.30429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0.304599">
                <text:p>0.30459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0.304423">
                <text:p>0.30442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0.304368">
                <text:p>0.30436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0.304191">
                <text:p>0.30419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0.30468">
                <text:p>0.3046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0.304077">
                <text:p>0.30407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0.304696">
                <text:p>0.30469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0.304513">
                <text:p>0.30451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0.3046">
                <text:p>0.304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0.304426">
                <text:p>0.30442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0.304718">
                <text:p>0.30471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0.304275">
                <text:p>0.30427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0.304562">
                <text:p>0.30456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0.304296">
                <text:p>0.30429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0.304373">
                <text:p>0.30437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0.304048">
                <text:p>0.30404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0.304658">
                <text:p>0.30465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0.304224">
                <text:p>0.30422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0.304831">
                <text:p>0.30483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0.304521">
                <text:p>0.30452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0.304386">
                <text:p>0.30438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0.304134">
                <text:p>0.30413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0.304738">
                <text:p>0.30473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0.304312">
                <text:p>0.30431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0.304752">
                <text:p>0.30475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304383">
                <text:p>0.30438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0.304298">
                <text:p>0.30429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0.304128">
                <text:p>0.30412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0.304726">
                <text:p>0.30472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0.3043">
                <text:p>0.304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0.304584">
                <text:p>0.30458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0.304399">
                <text:p>0.30439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0.304474">
                <text:p>0.30447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0.304187">
                <text:p>0.30418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0.30478">
                <text:p>0.3047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0.304224">
                <text:p>0.30422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0.304815">
                <text:p>0.30481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0.304648">
                <text:p>0.30464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304603">
                <text:p>0.30460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0.30443">
                <text:p>0.3044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0.304492">
                <text:p>0.30449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0.304065">
                <text:p>0.30406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0.304539">
                <text:p>0.30453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0.304372">
                <text:p>0.30437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0.304455">
                <text:p>0.30445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0.304135">
                <text:p>0.30413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0.304561">
                <text:p>0.30456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0.304081">
                <text:p>0.30408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0.304661">
                <text:p>0.30466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0.304498">
                <text:p>0.30449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0.304386">
                <text:p>0.30438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0.304169">
                <text:p>0.30416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0.304746">
                <text:p>0.30474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0.304335">
                <text:p>0.30433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0.304689">
                <text:p>0.30468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0.304347">
                <text:p>0.30434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0.304428">
                <text:p>0.30442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0.304181">
                <text:p>0.30418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0.304753">
                <text:p>0.30475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0.304324">
                <text:p>0.30432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0.304596">
                <text:p>0.30459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0.304333">
                <text:p>0.30433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0.304414">
                <text:p>0.30441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0.30424">
                <text:p>0.3042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0.304672">
                <text:p>0.30467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0.304159">
                <text:p>0.30415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0.304724">
                <text:p>0.30472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0.304562">
                <text:p>0.30456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0.304434">
                <text:p>0.30443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0.304275">
                <text:p>0.30427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0.304543">
                <text:p>0.30454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0.304131">
                <text:p>0.30413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0.304576">
                <text:p>0.30457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0.304419">
                <text:p>0.30441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0.304498">
                <text:p>0.30449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304118">
                <text:p>0.30411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0.304676">
                <text:p>0.30467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0.304247">
                <text:p>0.30424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0.304693">
                <text:p>0.30469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0.304474">
                <text:p>0.30447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0.304351">
                <text:p>0.30435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0.304196">
                <text:p>0.30419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0.304536">
                <text:p>0.30453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0.304139">
                <text:p>0.30413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0.30469">
                <text:p>0.3046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0.304388">
                <text:p>0.30438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0.304458">
                <text:p>0.30445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0.304298">
                <text:p>0.30429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0.304743">
                <text:p>0.30474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0.304267">
                <text:p>0.30426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0.304355">
                <text:p>0.30435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0.3042">
                <text:p>0.304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0.304278">
                <text:p>0.30427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0.304126">
                <text:p>0.30412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0.304669">
                <text:p>0.30466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0.304194">
                <text:p>0.30419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0.304528">
                <text:p>0.30452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0.304341">
                <text:p>0.30434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0.304418">
                <text:p>0.30441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0.304264">
                <text:p>0.30426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0.304491">
                <text:p>0.30449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0.30407">
                <text:p>0.3040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0.304608">
                <text:p>0.30460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0.304315">
                <text:p>0.30431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0.304395">
                <text:p>0.30439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0.304102">
                <text:p>0.30410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0.304528">
                <text:p>0.30452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0.304145">
                <text:p>0.30414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0.304678">
                <text:p>0.30467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0.304527">
                <text:p>0.30452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0.304321">
                <text:p>0.30432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0.304145">
                <text:p>0.30414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0.304535">
                <text:p>0.30453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0.304151">
                <text:p>0.30415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0.30468">
                <text:p>0.3046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0.304383">
                <text:p>0.30438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0.304349">
                <text:p>0.30434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0.304095">
                <text:p>0.30409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0.304622">
                <text:p>0.30462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0.304237">
                <text:p>0.30423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0.304487">
                <text:p>0.30448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0.30434">
                <text:p>0.3043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0.304407">
                <text:p>0.30440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0.304166">
                <text:p>0.30416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0.304488">
                <text:p>0.30448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304032">
                <text:p>0.30403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0.304553">
                <text:p>0.30455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0.304394">
                <text:p>0.30439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0.304468">
                <text:p>0.30446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0.304252">
                <text:p>0.30425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0.304499">
                <text:p>0.30449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0.304072">
                <text:p>0.30407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0.304588">
                <text:p>0.30458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0.304443">
                <text:p>0.30444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0.304405">
                <text:p>0.30440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0.304103">
                <text:p>0.30410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0.304617">
                <text:p>0.30461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0.304252">
                <text:p>0.30425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0.304568">
                <text:p>0.30456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0.304422">
                <text:p>0.30442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0.304283">
                <text:p>0.30428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0.30414">
                <text:p>0.3041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0.304531">
                <text:p>0.30453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0.304172">
                <text:p>0.30417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0.30468">
                <text:p>0.3046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0.304294">
                <text:p>0.30429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0.304367">
                <text:p>0.30436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0.304223">
                <text:p>0.30422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0.304728">
                <text:p>0.30472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0.304362">
                <text:p>0.30436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0.304576">
                <text:p>0.30457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0.304429">
                <text:p>0.30442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0.304362">
                <text:p>0.30436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0.304221">
                <text:p>0.30422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0.304627">
                <text:p>0.30462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0.304162">
                <text:p>0.30416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0.304531">
                <text:p>0.30453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0.304328">
                <text:p>0.30432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0.304373">
                <text:p>0.30437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0.304144">
                <text:p>0.30414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0.304382">
                <text:p>0.30438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0.304029">
                <text:p>0.30402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0.304526">
                <text:p>0.30452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0.304385">
                <text:p>0.30438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0.304456">
                <text:p>0.30445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0.304185">
                <text:p>0.30418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0.304491">
                <text:p>0.30449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0.304105">
                <text:p>0.30410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0.304483">
                <text:p>0.30448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0.304345">
                <text:p>0.30434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0.304238">
                <text:p>0.30423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0.304099">
                <text:p>0.30409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0.30459">
                <text:p>0.3045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0.304166">
                <text:p>0.30416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0.304558">
                <text:p>0.30455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304297">
                <text:p>0.30429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0.30436">
                <text:p>0.3043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0.304224">
                <text:p>0.30422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0.304583">
                <text:p>0.30458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0.304234">
                <text:p>0.30423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0.304294">
                <text:p>0.30429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0.304093">
                <text:p>0.30409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0.304163">
                <text:p>0.30416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0.304024">
                <text:p>0.30402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0.304507">
                <text:p>0.30450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0.304085">
                <text:p>0.30408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0.304567">
                <text:p>0.30456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0.304327">
                <text:p>0.30432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0.304396">
                <text:p>0.30439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0.304191">
                <text:p>0.30419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0.304421">
                <text:p>0.30442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0.30406">
                <text:p>0.3040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0.304448">
                <text:p>0.30444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0.304314">
                <text:p>0.30431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0.304216">
                <text:p>0.30421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0.30395">
                <text:p>0.3039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0.304427">
                <text:p>0.30442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0.304089">
                <text:p>0.30408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0.304564">
                <text:p>0.30456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0.304426">
                <text:p>0.30442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0.304276">
                <text:p>0.30427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0.30405">
                <text:p>0.3040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0.304523">
                <text:p>0.30452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0.304173">
                <text:p>0.30417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0.304644">
                <text:p>0.30464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0.304387">
                <text:p>0.30438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0.304454">
                <text:p>0.30445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0.304277">
                <text:p>0.30427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0.304516">
                <text:p>0.30451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0.304183">
                <text:p>0.30418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0.304407">
                <text:p>0.30440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0.304194">
                <text:p>0.30419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0.304238">
                <text:p>0.30423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0.304108">
                <text:p>0.30410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0.304574">
                <text:p>0.30457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0.304121">
                <text:p>0.30412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0.304547">
                <text:p>0.30454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0.304416">
                <text:p>0.30441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0.304482">
                <text:p>0.30448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0.304351">
                <text:p>0.30435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0.304505">
                <text:p>0.30450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0.304171">
                <text:p>0.30417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0.304373">
                <text:p>0.30437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0.304234">
                <text:p>0.30423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0.3043">
                <text:p>0.304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304028">
                <text:p>0.30402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0.304407">
                <text:p>0.30440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0.304079">
                <text:p>0.30407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0.304537">
                <text:p>0.30453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0.304318">
                <text:p>0.30431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0.304198">
                <text:p>0.30419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0.304066">
                <text:p>0.30406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0.304522">
                <text:p>0.30452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0.304139">
                <text:p>0.30413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0.304594">
                <text:p>0.30459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0.30434">
                <text:p>0.3043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0.304281">
                <text:p>0.30428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0.304154">
                <text:p>0.30415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0.304607">
                <text:p>0.30460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0.304288">
                <text:p>0.30428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0.304505">
                <text:p>0.30450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0.304378">
                <text:p>0.30437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0.3044">
                <text:p>0.304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0.304177">
                <text:p>0.30417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0.30451">
                <text:p>0.3045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0.304106">
                <text:p>0.30410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0.304452">
                <text:p>0.30445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0.304323">
                <text:p>0.30432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0.304382">
                <text:p>0.30438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0.304204">
                <text:p>0.30420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0.304293">
                <text:p>0.30429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0.303974">
                <text:p>0.30397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0.30442">
                <text:p>0.3044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0.304295">
                <text:p>0.30429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0.304359">
                <text:p>0.30435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0.304081">
                <text:p>0.30408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0.304524">
                <text:p>0.30452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0.304158">
                <text:p>0.30415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0.304601">
                <text:p>0.30460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0.304404">
                <text:p>0.30440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0.304308">
                <text:p>0.30430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0.304185">
                <text:p>0.30418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0.304626">
                <text:p>0.30462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0.304305">
                <text:p>0.30430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0.304578">
                <text:p>0.30457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0.304338">
                <text:p>0.30433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0.304335">
                <text:p>0.30433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0.304211">
                <text:p>0.30421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0.304569">
                <text:p>0.30456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0.304258">
                <text:p>0.30425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0.304467">
                <text:p>0.30446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0.304266">
                <text:p>0.30426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0.304245">
                <text:p>0.30424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0.304123">
                <text:p>0.30412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0.304486">
                <text:p>0.30448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304106">
                <text:p>0.30410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0.304456">
                <text:p>0.30445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0.304273">
                <text:p>0.30427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0.304218">
                <text:p>0.30421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0.304093">
                <text:p>0.30409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0.304301">
                <text:p>0.30430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0.303995">
                <text:p>0.30399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0.304426">
                <text:p>0.30442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0.304304">
                <text:p>0.30430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0.304361">
                <text:p>0.30436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0.304041">
                <text:p>0.30404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0.30447">
                <text:p>0.3044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0.304149">
                <text:p>0.30414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0.304467">
                <text:p>0.30446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0.304347">
                <text:p>0.30434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0.304255">
                <text:p>0.30425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0.304135">
                <text:p>0.30413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0.304399">
                <text:p>0.30439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0.304078">
                <text:p>0.30407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0.304504">
                <text:p>0.30450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0.304258">
                <text:p>0.30425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0.304319">
                <text:p>0.30431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0.304201">
                <text:p>0.30420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0.304528">
                <text:p>0.30452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0.30415">
                <text:p>0.3041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0.304334">
                <text:p>0.30433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0.304216">
                <text:p>0.30421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0.304272">
                <text:p>0.30427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0.304137">
                <text:p>0.30413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0.304558">
                <text:p>0.30455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0.304181">
                <text:p>0.30418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0.3044">
                <text:p>0.304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0.304281">
                <text:p>0.30428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0.304342">
                <text:p>0.30434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0.304224">
                <text:p>0.30422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0.304306">
                <text:p>0.30430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0.303985">
                <text:p>0.30398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0.304403">
                <text:p>0.30440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0.304204">
                <text:p>0.30420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0.304264">
                <text:p>0.30426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0.304033">
                <text:p>0.30403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0.304449">
                <text:p>0.30444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0.304155">
                <text:p>0.30415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0.3045">
                <text:p>0.304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0.304376">
                <text:p>0.30437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0.304215">
                <text:p>0.30421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0.304042">
                <text:p>0.30404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0.304455">
                <text:p>0.30445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0.30416">
                <text:p>0.3041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0.304479">
                <text:p>0.30447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304237">
                <text:p>0.30423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0.304296">
                <text:p>0.30429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0.304081">
                <text:p>0.30408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0.304492">
                <text:p>0.30449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0.304196">
                <text:p>0.30419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0.304393">
                <text:p>0.30439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0.304277">
                <text:p>0.30427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0.304253">
                <text:p>0.30425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0.304139">
                <text:p>0.30413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0.304393">
                <text:p>0.30439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0.304036">
                <text:p>0.30403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0.304411">
                <text:p>0.30441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0.304245">
                <text:p>0.30424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0.3043">
                <text:p>0.304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0.304185">
                <text:p>0.30418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0.30438">
                <text:p>0.3043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0.304033">
                <text:p>0.30403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0.304437">
                <text:p>0.30443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0.304278">
                <text:p>0.30427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0.304264">
                <text:p>0.30426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0.304045">
                <text:p>0.30404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0.304448">
                <text:p>0.30444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0.304165">
                <text:p>0.30416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0.304414">
                <text:p>0.30441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0.304302">
                <text:p>0.30430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0.304183">
                <text:p>0.30418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0.304064">
                <text:p>0.30406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0.304464">
                <text:p>0.30446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0.304181">
                <text:p>0.30418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0.304478">
                <text:p>0.30447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0.304207">
                <text:p>0.30420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0.30426">
                <text:p>0.3042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0.304149">
                <text:p>0.30414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0.304547">
                <text:p>0.30454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0.304258">
                <text:p>0.30425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0.304449">
                <text:p>0.30444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0.304293">
                <text:p>0.30429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0.304243">
                <text:p>0.30424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0.30407">
                <text:p>0.3040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0.3044">
                <text:p>0.304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0.30403">
                <text:p>0.3040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0.304425">
                <text:p>0.30442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0.304299">
                <text:p>0.30429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0.304356">
                <text:p>0.30435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0.304169">
                <text:p>0.30416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0.304358">
                <text:p>0.30435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0.304078">
                <text:p>0.30407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0.30447">
                <text:p>0.3044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0.30436">
                <text:p>0.3043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0.3044">
                <text:p>0.304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304192">
                <text:p>0.3041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